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20"/>
        <table:table-column table:style-name="co12" table:default-cell-style-name="ce14"/>
        <table:table-column table:style-name="co13" table:default-cell-style-name="ce20"/>
        <table:table-column table:style-name="co1" table:number-columns-repeated="6" table:default-cell-style-name="ce20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8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office:value-type="string" calcext:value-type="string">
            <text:p>many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/>
          <table:table-cell table:style-name="ce20"/>
          <table:table-cell office:value-type="string" calcext:value-type="string">
            <text:p>todo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 table:number-columns-repeated="4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/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/>
          <table:table-cell table:style-name="ce23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2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number-columns-repeated="16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/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6" calcext:value-type="float">
            <text:p>1016</text:p>
          </table:table-cell>
          <table:table-cell/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table:number-columns-repeated="3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/>
          <table:table-cell office:value-type="string" calcext:value-type="string">
            <text:p>TODO redo old shape, add window vari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office:value-type="string" calcext:value-type="string">
            <text:p>use EF63 redr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TODO redraw and ada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office:value-type="string" calcext:value-type="string">
            <text:p>TODO blue w stri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/>
          <table:table-cell office:value-type="string" calcext:value-type="string">
            <text:p>TODO pant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 pantos and fake liverie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ED53/ED19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40 kW</text:p>
          </table:table-cell>
          <table:table-cell/>
          <table:table-cell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/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 kW</text:p>
          </table:table-cell>
          <table:table-cell office:value-type="string" calcext:value-type="string">
            <text:p>128kN</text:p>
          </table:table-cell>
          <table:table-cell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shorten?</text:p>
          </table:table-cell>
          <table:table-cell/>
          <table:table-cell office:value-type="string" calcext:value-type="string">
            <text:p>1958/19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kW</text:p>
          </table:table-cell>
          <table:table-cell office:value-type="string" calcext:value-type="string">
            <text:p>128kN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TODO shorten <text:s/>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00kW</text:p>
          </table:table-cell>
          <table:table-cell office:value-type="string" calcext:value-type="string">
            <text:p>147kN</text:p>
          </table:table-cell>
          <table:table-cell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75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/>
          <table:table-cell office:value-type="string" calcext:value-type="string">
            <text:p>many!!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/>
          <table:table-cell office:value-type="string" calcext:value-type="string">
            <text:p>TODO panto variants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600kW</text:p>
          </table:table-cell>
          <table:table-cell office:value-type="string" calcext:value-type="string">
            <text:p>344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office:value-type="float" office:value="1085" calcext:value-type="float">
            <text:p>1085</text:p>
          </table:table-cell>
          <table:table-cell table:style-name="ce53"/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000kW</text:p>
          </table:table-cell>
          <table:table-cell office:value-type="string" calcext:value-type="string">
            <text:p>266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number-columns-repeated="1021"/>
        </table:table-row>
        <table:table-row table:style-name="ro1">
          <table:table-cell office:value-type="string" calcext:value-type="string">
            <text:p>ED500-90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187kN</text:p>
          </table:table-cell>
          <table:table-cell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52"/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240kN</text:p>
          </table:table-cell>
          <table:table-cell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/>
          <table:table-cell table:style-name="ce20"/>
          <table:table-cell table:number-columns-repeated="1021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16"/>
          <table:table-cell office:value-type="string" calcext:value-type="string">
            <text:p>blue, CC, add conts</text:p>
          </table:table-cell>
          <table:table-cell table:number-columns-repeated="2"/>
          <table:table-cell office:value-type="string" calcext:value-type="string">
            <text:p>130/14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office:value-type="float" office:value="1005" calcext:value-type="float">
            <text:p>1005</text:p>
          </table:table-cell>
          <table:table-cell table:style-name="ce52"/>
          <table:table-cell office:value-type="string" calcext:value-type="string">
            <text:p>needs new roof and 2cc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office:value-type="float" office:value="1100" calcext:value-type="float">
            <text:p>1100</text:p>
          </table:table-cell>
          <table:table-cell table:style-name="ce52"/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50kW</text:p>
          </table:table-cell>
          <table:table-cell office:value-type="string" calcext:value-type="string">
            <text:p>282kN</text:p>
          </table:table-cell>
          <table:table-cell office:value-type="string" calcext:value-type="string">
            <text:p>96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table:style-name="ce20"/>
          <table:table-cell office:value-type="string" calcext:value-type="string">
            <text:p>red/cream, crocodile, blue/white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75?</text:p>
          </table:table-cell>
          <table:table-cell office:value-type="string" calcext:value-type="string">
            <text:p>560kW? (1560?)</text:p>
          </table:table-cell>
          <table:table-cell/>
          <table:table-cell office:value-type="string" calcext:value-type="string">
            <text:p>85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float" office:value="1282" calcext:value-type="float">
            <text:p>128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5" office:value-type="float" office:value="1485" calcext:value-type="float">
            <text:p>1485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TAMU 500 Tanker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SA 500</text:p>
          </table:table-cell>
          <table:table-cell table:style-name="ce20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I Tanker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35000</text:p>
          </table:table-cell>
          <table:table-cell table:number-columns-repeated="5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1100 dry tan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TO 1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1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 8000 Brake Van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02:08:19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0-03T14:36:29.723000000</dc:date>
    <meta:editing-duration>P32DT9H57M12S</meta:editing-duration>
    <meta:editing-cycles>53</meta:editing-cycles>
    <meta:generator>LibreOffice/7.0.3.1$Windows_X86_64 LibreOffice_project/d7547858d014d4cf69878db179d326fc3483e082</meta:generator>
    <meta:document-statistic meta:table-count="3" meta:cell-count="857" meta:object-count="0"/>
  </office:meta>
</office:document-meta>
</file>